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font-style="italic" officeooo:rsid="00040f31" officeooo:paragraph-rsid="00040f31" style:font-style-asian="italic" style:font-style-complex="italic"/>
    </style:style>
    <style:style style:name="P2" style:family="paragraph" style:parent-style-name="Standard">
      <style:text-properties officeooo:rsid="0007727e" officeooo:paragraph-rsid="0007727e"/>
    </style:style>
    <style:style style:name="P3" style:family="paragraph" style:parent-style-name="Standard">
      <style:text-properties officeooo:rsid="0009b0d1" officeooo:paragraph-rsid="0009b0d1"/>
    </style:style>
    <style:style style:name="P4" style:family="paragraph" style:parent-style-name="Standard">
      <style:text-properties officeooo:rsid="000a7c71" officeooo:paragraph-rsid="000a7c71"/>
    </style:style>
    <style:style style:name="P5" style:family="paragraph" style:parent-style-name="Standard">
      <style:text-properties officeooo:rsid="000aed49" officeooo:paragraph-rsid="000aed49"/>
    </style:style>
    <style:style style:name="P6" style:family="paragraph" style:parent-style-name="Standard">
      <style:text-properties officeooo:rsid="0012530a" officeooo:paragraph-rsid="0012530a"/>
    </style:style>
    <style:style style:name="P7" style:family="paragraph" style:parent-style-name="Standard">
      <style:text-properties fo:font-style="italic" officeooo:rsid="000cb785" officeooo:paragraph-rsid="000fa4ef" style:font-style-asian="italic" style:font-style-complex="italic"/>
    </style:style>
    <style:style style:name="P8" style:family="paragraph" style:parent-style-name="Standard">
      <style:text-properties officeooo:rsid="000cb785" officeooo:paragraph-rsid="000fa4ef"/>
    </style:style>
    <style:style style:name="P9" style:family="paragraph" style:parent-style-name="Standard">
      <style:text-properties officeooo:rsid="000cb785" officeooo:paragraph-rsid="000cb785"/>
    </style:style>
    <style:style style:name="P10" style:family="paragraph" style:parent-style-name="Standard">
      <style:text-properties fo:font-style="italic" officeooo:rsid="000e9176" officeooo:paragraph-rsid="000e9176" style:font-style-asian="italic" style:font-style-complex="italic"/>
    </style:style>
    <style:style style:name="P11" style:family="paragraph" style:parent-style-name="Standard">
      <style:text-properties officeooo:rsid="00139a4c" officeooo:paragraph-rsid="00139a4c"/>
    </style:style>
    <style:style style:name="P12" style:family="paragraph" style:parent-style-name="Standard">
      <style:text-properties officeooo:rsid="0012d44e" officeooo:paragraph-rsid="0012d44e"/>
    </style:style>
    <style:style style:name="P13" style:family="paragraph" style:parent-style-name="Standard">
      <style:text-properties fo:font-style="italic" officeooo:rsid="001649d2" officeooo:paragraph-rsid="001649d2" style:font-style-asian="italic" style:font-style-complex="italic"/>
    </style:style>
    <style:style style:name="P14" style:family="paragraph" style:parent-style-name="Standard">
      <style:text-properties officeooo:rsid="0017f62f" officeooo:paragraph-rsid="0017f62f"/>
    </style:style>
    <style:style style:name="T1" style:family="text">
      <style:text-properties officeooo:rsid="000599f7"/>
    </style:style>
    <style:style style:name="T2" style:family="text">
      <style:text-properties officeooo:rsid="0008df7d"/>
    </style:style>
    <style:style style:name="T3" style:family="text">
      <style:text-properties officeooo:rsid="000fa4ef"/>
    </style:style>
    <style:style style:name="T4" style:family="text">
      <style:text-properties officeooo:rsid="000e5fa6"/>
    </style:style>
    <style:style style:name="T5" style:family="text">
      <style:text-properties officeooo:rsid="00110082"/>
    </style:style>
    <style:style style:name="T6" style:family="text">
      <style:text-properties officeooo:rsid="0012d4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) <text:span text:style-name="T1">Какие метрики?</text:span></text:p>
      <text:p text:style-name="P2">Свободное место на диске</text:p>
      <text:p text:style-name="P2">Свободные i-ноды</text:p>
      <text:p text:style-name="P2">Средняя загрузка ЦП <text:span text:style-name="T2">за 5 минут</text:span></text:p>
      <text:p text:style-name="P3">Свободная ОЗУ</text:p>
      <text:p text:style-name="P3">Входящая нагрузка сети</text:p>
      <text:p text:style-name="P3">Исходящая нагрузка сети</text:p>
      <text:p text:style-name="P4">Ожидание input/output</text:p>
      <text:p text:style-name="P5">состояние systemd-unit openvpn</text:p>
      <text:p text:style-name="P6">событие обслуживания виртуальной машины</text:p>
      <text:p text:style-name="P5"/>
      <text:p text:style-name="P7">b) <text:span text:style-name="T3">Мониторинг OpenVPN</text:span></text:p>
      <text:p text:style-name="P8">Существует openvpn_exporter от kumina, но проект не поддерживается уже 4 года. Полноценных аналогов нет. <text:span text:style-name="T4">Косвенные полезные данные можно получить от node_exporter, проверяя состояние юнита openvpn демона.</text:span></text:p>
      <text:p text:style-name="P9"/>
      <text:p text:style-name="P10">c) <text:span text:style-name="T5">Алерты </text:span><text:span text:style-name="T6">для мониторинга ситуации с виртуальными машинами</text:span></text:p>
      <text:p text:style-name="P11">Можно использовать prometheusMetrics от Yandex Cloud. Но из всего перечня метрик для Yandex Compute Cloud я нашёл только одну полезную и уникальную, которую не смогу получить node exporter’ом:</text:p>
      <text:p text:style-name="P12">Присутствует событие обслуживания ВМ</text:p>
      <text:p text:style-name="P12"/>
      <text:p text:style-name="P13">d) Алерты для проверки OpenVPN</text:p>
      <text:p text:style-name="P14">OpenVPN-unit status “failed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9:41:27.057127310</meta:creation-date>
    <meta:generator>LibreOffice/24.8.0.3$Linux_X86_64 LibreOffice_project/480$Build-3</meta:generator>
    <dc:date>2024-08-31T10:24:50.531723802</dc:date>
    <meta:editing-duration>PT57M40S</meta:editing-duration>
    <meta:editing-cycles>18</meta:editing-cycles>
    <meta:document-statistic meta:table-count="0" meta:image-count="0" meta:object-count="0" meta:page-count="1" meta:paragraph-count="17" meta:word-count="109" meta:character-count="804" meta:non-whitespace-character-count="712"/>
  </office:meta>
</office:document-meta>
</file>